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Vrinda" svg:font-family="Vrinda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02cm" fo:text-align="justify" style:justify-single-word="false" fo:text-indent="0cm" style:auto-text-indent="false"/>
    </style:style>
    <style:style style:name="P2" style:family="paragraph" style:parent-style-name="Standard">
      <style:paragraph-properties fo:margin-left="0cm" fo:margin-right="-0.002cm" fo:text-align="justify" style:justify-single-word="false" fo:text-indent="0cm" style:auto-text-indent="false">
        <style:tab-stops>
          <style:tab-stop style:position="10.502cm"/>
        </style:tab-stops>
      </style:paragraph-properties>
    </style:style>
    <style:style style:name="P3" style:family="paragraph" style:parent-style-name="Standard">
      <style:paragraph-properties fo:margin-left="0cm" fo:margin-right="-0.002cm" fo:text-align="justify" style:justify-single-word="false" fo:text-indent="0cm" style:auto-text-indent="false">
        <style:tab-stops>
          <style:tab-stop style:position="4.251cm"/>
          <style:tab-stop style:position="11.502cm"/>
        </style:tab-stops>
      </style:paragraph-properties>
    </style:style>
    <style:style style:name="P4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fo:font-size="2pt" style:font-size-asian="2pt" style:font-size-complex="2pt"/>
    </style:style>
    <style:style style:name="P5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fo:font-weight="bold" style:font-weight-asian="bold"/>
    </style:style>
    <style:style style:name="P6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7" style:family="paragraph" style:parent-style-name="Standard">
      <style:paragraph-properties fo:margin-left="0cm" fo:margin-right="-0.002cm" fo:text-indent="0cm" style:auto-text-indent="false">
        <style:tab-stops>
          <style:tab-stop style:position="4.251cm"/>
          <style:tab-stop style:position="11.502cm"/>
        </style:tab-stops>
      </style:paragraph-properties>
    </style:style>
    <style:style style:name="P8" style:family="paragraph" style:parent-style-name="Standard">
      <style:paragraph-properties fo:margin-left="0cm" fo:margin-right="-0.002cm" fo:text-indent="0cm" style:auto-text-indent="false">
        <style:tab-stops>
          <style:tab-stop style:position="4.251cm"/>
          <style:tab-stop style:position="13.503cm"/>
        </style:tab-stops>
      </style:paragraph-properties>
    </style:style>
    <style:style style:name="P9" style:family="paragraph" style:parent-style-name="Standard">
      <style:paragraph-properties fo:margin-left="0cm" fo:margin-right="-0.002cm" fo:text-indent="0cm" style:auto-text-indent="false">
        <style:tab-stops>
          <style:tab-stop style:position="3cm"/>
          <style:tab-stop style:position="12.252cm"/>
        </style:tab-stops>
      </style:paragraph-properties>
    </style:style>
    <style:style style:name="P10" style:family="paragraph" style:parent-style-name="Standard">
      <loext:graphic-properties draw:fill="solid" draw:fill-color="#d9d9d9" draw:opacity="100%"/>
      <style:paragraph-properties fo:margin-left="0cm" fo:margin-right="-0.002cm" fo:text-align="center" style:justify-single-word="false" fo:text-indent="0cm" style:auto-text-indent="false" fo:background-color="#d9d9d9" fo:padding="0cm" fo:border="0.51pt solid #000000" style:shadow="none"/>
      <style:text-properties fo:font-variant="small-caps"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margin-top="0.635cm" fo:margin-bottom="0.635cm" loext:contextual-spacing="false" fo:text-align="justify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2" style:family="paragraph" style:parent-style-name="Standard">
      <style:paragraph-properties fo:margin-top="0cm" fo:margin-bottom="0.212cm" loext:contextual-spacing="false" fo:text-align="justify" style:justify-single-word="false" fo:padding="0cm" fo:border-left="none" fo:border-right="none" fo:border-top="none" fo:border-bottom="0.51pt solid #000000" style:shadow="non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.635cm" fo:margin-bottom="0cm" loext:contextual-spacing="false" fo:text-align="justify" style:justify-single-word="false">
        <style:tab-stops>
          <style:tab-stop style:position="4.251cm"/>
          <style:tab-stop style:position="11.502cm"/>
        </style:tab-stops>
      </style:paragraph-properties>
    </style:style>
    <style:style style:name="P14" style:family="paragraph" style:parent-style-name="Standard">
      <style:paragraph-properties fo:margin-top="0.635cm" fo:margin-bottom="0cm" loext:contextual-spacing="false" fo:padding="0cm" fo:border-left="none" fo:border-right="none" fo:border-top="none" fo:border-bottom="0.51pt solid #000000" style:shadow="non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1.27cm" fo:margin-right="-0.002cm" fo:text-align="justify" style:justify-single-word="false" fo:text-indent="0cm" style:auto-text-indent="false">
        <style:tab-stops>
          <style:tab-stop style:position="6.731cm"/>
        </style:tab-stops>
      </style:paragraph-properties>
    </style:style>
    <style:style style:name="P16" style:family="paragraph" style:parent-style-name="Standard">
      <style:paragraph-properties fo:margin-left="1.27cm" fo:margin-right="-0.002cm" fo:text-align="justify" style:justify-single-word="false" fo:text-indent="0cm" style:auto-text-indent="false">
        <style:tab-stops>
          <style:tab-stop style:position="1.73cm"/>
          <style:tab-stop style:position="6.731cm"/>
        </style:tab-stops>
      </style:paragraph-properties>
      <style:text-properties fo:font-style="italic" style:font-style-asian="italic"/>
    </style:style>
    <style:style style:name="P17" style:family="paragraph" style:parent-style-name="Standard">
      <style:paragraph-properties fo:margin-top="0.423cm" fo:margin-bottom="0cm" loext:contextual-spacing="false"/>
    </style:style>
    <style:style style:name="P18" style:family="paragraph" style:parent-style-name="Standard">
      <style:paragraph-properties fo:margin-top="0.423cm" fo:margin-bottom="0cm" loext:contextual-spacing="false">
        <style:tab-stops>
          <style:tab-stop style:position="3cm"/>
          <style:tab-stop style:position="12.252cm"/>
        </style:tab-stops>
      </style:paragraph-properties>
    </style:style>
    <style:style style:name="P19" style:family="paragraph" style:parent-style-name="Standard" style:master-page-name="MP0">
      <style:paragraph-properties fo:margin-left="0cm" fo:margin-right="-0.002cm" fo:text-align="justify" style:justify-single-word="false" fo:text-indent="0cm" style:auto-text-indent="false" style:page-number="auto" fo:break-before="page"/>
      <style:text-properties fo:font-size="16pt" style:font-size-asian="16pt" style:font-size-complex="16pt"/>
    </style:style>
    <style:style style:name="P20" style:family="paragraph" style:parent-style-name="Standard" style:list-style-name="L2">
      <style:paragraph-properties>
        <style:tab-stops>
          <style:tab-stop style:position="-3.35cm"/>
          <style:tab-stop style:position="1.651cm"/>
        </style:tab-stops>
      </style:paragraph-properties>
    </style:style>
    <style:style style:name="P21" style:family="paragraph" style:parent-style-name="Standard" style:list-style-name="L1">
      <style:paragraph-properties fo:margin-left="1.259cm" fo:margin-right="0cm" fo:margin-top="0.106cm" fo:margin-bottom="0cm" loext:contextual-spacing="false" fo:text-align="justify" style:justify-single-word="false" fo:text-indent="-0.63cm" style:auto-text-indent="false">
        <style:tab-stops>
          <style:tab-stop style:position="6.742cm"/>
        </style:tab-stops>
      </style:paragraph-properties>
      <style:text-properties style:font-name="Arial" fo:font-style="italic" fo:font-weight="bold" style:font-style-asian="italic" style:font-weight-asian="bold" style:font-name-complex="Arial"/>
    </style:style>
    <style:style style:name="P22" style:family="paragraph" style:parent-style-name="Standard" style:list-style-name="L1">
      <style:paragraph-properties fo:margin-left="1.259cm" fo:margin-right="0cm" fo:margin-top="0.106cm" fo:margin-bottom="0cm" loext:contextual-spacing="false" fo:text-align="justify" style:justify-single-word="false" fo:text-indent="-0.63cm" style:auto-text-indent="false">
        <style:tab-stops>
          <style:tab-stop style:position="6.742cm"/>
        </style:tab-stops>
      </style:paragraph-properties>
      <style:text-properties fo:font-style="italic" style:font-style-asian="italic"/>
    </style:style>
    <style:style style:name="T1" style:family="text">
      <style:text-properties style:font-name="Wingdings 2" style:font-name-asian="Wingdings 2" style:font-name-complex="Wingdings 2"/>
    </style:style>
    <style:style style:name="T2" style:family="text">
      <style:text-properties style:font-name="Vrinda" style:font-name-complex="Vrinda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font-style-asian="italic"/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LEONARD Samuel</text:p>
      <text:p text:style-name="P2">Rue du Fosteau 15</text:p>
      <text:p text:style-name="P2">6530 THUIN</text:p>
      <text:p text:style-name="P4"/>
      <text:p text:style-name="P1"><text:span text:style-name="Police_20_par_20_défaut"><text:span text:style-name="T1"></text:span></text:span> : 0497/86 23 64</text:p>
      <text:p text:style-name="P2"><text:span text:style-name="Police_20_par_20_défaut"><text:span text:style-name="T2">@</text:span></text:span> : <text:a xlink:type="simple" xlink:href="mailto:samsphere@hotmail.com" office:target-frame-name="_top" xlink:show="replace" text:style-name="Internet_20_link" text:visited-style-name="Visited_20_Internet_20_Link"><text:span text:style-name="Lien_20_hypertexte">samsphere@hotmail.com</text:span></text:a></text:p>
      <text:p text:style-name="P5">Permis B, voiture personnelle</text:p>
      <text:p text:style-name="P6"/>
      <text:p text:style-name="P1"/>
      <text:p text:style-name="P1"/>
      <text:p text:style-name="P1"/>
      <text:p text:style-name="P10">Vendeur conseil</text:p>
      <text:p text:style-name="P11"/>
      <text:p text:style-name="P12">Expériences</text:p>
      <text:p text:style-name="P13">2007 - Actuellement<text:tab/><text:span text:style-name="Police_20_par_20_défaut"><text:span text:style-name="T3">Vendeur polyvalent</text:span></text:span><text:tab/><text:span text:style-name="Police_20_par_20_défaut"><text:span text:style-name="T4">La Grande Récré - Marcinelle</text:span></text:span></text:p>
      <text:list xml:id="list1948619347" text:style-name="L1">
        <text:list-item>
          <text:p text:style-name="P21">Vente – Accueil clientèle – Gestion caisse – Réception et traitement des livraisons – Réassortiment des rayons – Merchandiseur – Responsabilité de la tenue de la réserve – Ouverture et fermeture du magasin – Animation des ventes (suivi de l’équipe heure par heure et indicateurs de CA) – Appels téléphoniques entrants et sortants – Traitement des mails – Contact et suivi des directives avec la centrale – Formation des stagiaires et saisonniers – Gestion financière et dépôts à la banque – Gestion des horaires – Clôtures des journées et feuilles de caisse – Clôtures hebdomadaires et mensuelles avec analyse des chiffres …</text:p>
        </text:list-item>
      </text:list>
      <text:p text:style-name="P15"/>
      <text:p text:style-name="P3">2005 <text:tab/><text:span text:style-name="Police_20_par_20_défaut"><text:span text:style-name="T3">Facteur distributeur</text:span></text:span><text:tab/><text:span text:style-name="Police_20_par_20_défaut"><text:span text:style-name="T4">La Poste - Charleroi</text:span></text:span></text:p>
      <text:list xml:id="list93730621754321" text:continue-numbering="true" text:style-name="L1">
        <text:list-item>
          <text:p text:style-name="P22">Préparation et distribution du courrier- Dépôt des pensions et recommandés.</text:p>
        </text:list-item>
      </text:list>
      <text:p text:style-name="P16"/>
      <text:p text:style-name="P7">2002 - 2005<text:tab/><text:span text:style-name="Police_20_par_20_défaut"><text:span text:style-name="T3">Diverses expériences</text:span></text:span><text:tab/><text:span text:style-name="Police_20_par_20_défaut"><text:span text:style-name="T4">Interims</text:span></text:span></text:p>
      <text:p text:style-name="P16"/>
      <text:p text:style-name="P8">06/2000- 06/2002<text:tab/><text:span text:style-name="Police_20_par_20_défaut"><text:span text:style-name="T3">Cariste – Grutier – Pontier – Employé administratif</text:span></text:span><text:tab/><text:span text:style-name="Police_20_par_20_défaut"><text:span text:style-name="T4">CBR - Mons</text:span></text:span></text:p>
      <text:list xml:id="list3452785069" text:style-name="L2">
        <text:list-item>
          <text:p text:style-name="P20"><text:span text:style-name="Police_20_par_20_défaut"><text:span text:style-name="T5">Polyvalence au sein de la cimenterie entant que conducteur d’engins – Travail à pauses – Dispatching, organisation des voyages des camions – Préparation des commandes du jour – Contact clientèle…</text:span></text:span></text:p>
        </text:list-item>
      </text:list>
      <text:p text:style-name="P14">Etudes</text:p>
      <text:p text:style-name="P18">2006 - 2007<text:tab/>Formation employé administratif polyvalent <text:tab/><text:span text:style-name="Police_20_par_20_défaut"><text:span text:style-name="T5">La Mirec</text:span></text:span></text:p>
      <text:p text:style-name="P9">2002 - 2003<text:tab/>Première candidature licence psychologie<text:tab/><text:span text:style-name="Police_20_par_20_défaut"><text:span text:style-name="T5">UMH</text:span></text:span></text:p>
      <text:p text:style-name="P9">1999<text:tab/>CESS sciences appliquées<text:span text:style-name="Police_20_par_20_défaut"><text:span text:style-name="T4"><text:tab/></text:span></text:span><text:span text:style-name="Police_20_par_20_défaut"><text:span text:style-name="T5">Institut St Joseph Charleroi</text:span></text:span></text:p>
      <text:p text:style-name="P14">Loisirs</text:p>
      <text:p text:style-name="P17">Chant, théâtre, aquariophilie, 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Vrinda" svg:font-family="Vrinda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BE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BE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SimSun1" style:font-family-asian="SimSun, 宋体" style:font-family-generic-asian="system" style:font-pitch-asian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re2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Légende2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Titre1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Légende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Police_20_par_20_défaut" style:display-name="Police par défaut" style:family="text"/>
    <style:style style:name="Police_20_par_20_défaut1" style:display-name="Police par défaut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99pt solid #000000" fo:padding="0.854cm" style:shadow="#000000 0.035cm 0.0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arianne Spiessens</meta:initial-creator>
    <dc:creator>NewMag</dc:creator>
    <meta:creation-date>2014-10-09T16:15:00Z</meta:creation-date>
    <dc:date>2018-02-16T14:52:00Z</dc:date>
    <meta:print-date>2014-10-09T17:03:00Z</meta:print-date>
    <meta:editing-cycles>15</meta:editing-cycles>
    <meta:editing-duration>PT3480S</meta:editing-duration>
    <meta:document-statistic meta:table-count="0" meta:image-count="0" meta:object-count="0" meta:page-count="1" meta:paragraph-count="21" meta:word-count="212" meta:character-count="1492" meta:non-whitespace-character-count="1279"/>
    <meta:template xlink:type="simple" xlink:actuate="onRequest" xlink:title="" xlink:href="../../../../Téléchargements/CV%20Samuel%20Leonard%2009-10-2014.odt/Normal"/>
  </office:meta>
</office:document-meta>
</file>